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paragraph-rsid="001869fc"/>
    </style:style>
    <style:style style:name="P3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paragraph-rsid="001869fc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paragraph-rsid="001869fc"/>
    </style:style>
    <style:style style:name="P5" style:family="paragraph" style:parent-style-name="Standard">
      <style:paragraph-properties fo:text-align="justify" style:justify-single-word="false"/>
      <style:text-properties officeooo:paragraph-rsid="001869fc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Serif"/>
    </style:style>
    <style:style style:name="P8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cf7fd" officeooo:paragraph-rsid="001cf7fd" style:font-weight-asian="bold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69fc"/>
    </style:style>
    <style:style style:name="T3" style:family="text">
      <style:text-properties style:font-name="Liberation Serif" officeooo:rsid="001a5da9"/>
    </style:style>
    <style:style style:name="T4" style:family="text">
      <style:text-properties officeooo:rsid="001869fc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 Nº 04 del curso de posgrado de TSSE</text:p>
      <text:p text:style-name="P3">“Sistema de monitoreo y control de bancos de acumulación eléctricas (SMCBAE)”</text:p>
      <text:p text:style-name="P1"/>
      <text:p text:style-name="P5"><text:span text:style-name="T2">Se realizará las siguientes pruebas de testing de software por el método TDD con casos de prueba incluidos para el proyecto <text:s/>SMCBAE </text:span><text:span text:style-name="T3">perteneciente al proyecto final de la Especialización en Sistemas embebidos <text:s/>del Ing. Héctor RIZO </text:span><text:span text:style-name="T2">(a partir de ahora el </text:span><text:span text:style-name="T1">SMCBAE </text:span><text:span text:style-name="T2">será llamado en todo momento “sistema”).</text:span></text:p>
      <text:p text:style-name="P4"/>
      <text:list xml:id="list1586908359" text:style-name="L1">
        <text:list-item>
          <text:p text:style-name="P6"><text:span text:style-name="T1">El sistema debe inicializar encendido para la realización de las pruebas </text:span><text:span text:style-name="T2">ya ademas</text:span><text:span text:style-name="T1"> debe inicializar con las variables </text:span><text:span text:style-name="T2">(campos)</text:span><text:span text:style-name="T1"> en 0.</text:span></text:p>
          <text:p text:style-name="P7"/>
          <text:p text:style-name="P7"/>
        </text:list-item>
        <text:list-item>
          <text:p text:style-name="P7">Sistema de control mide la temperatura en el acumulador y saca de servicio <text:span text:style-name="T4">al</text:span> <text:span text:style-name="T4">sistema</text:span> cuando supere los 60ºC. El sensor de temperatura genera dato valido entre -10 a 80 C.</text:p>
          <text:p text:style-name="P7"/>
        </text:list-item>
        <text:list-item>
          <text:p text:style-name="P7">Sistema de control mide la humedad en el acumulador y saca de servicio <text:span text:style-name="T4">al sistema</text:span> cuando sea inferior al 90ºC. El sensor de humedad genera dato valido entre 0% a 100%.</text:p>
          <text:p text:style-name="P7"/>
        </text:list-item>
        <text:list-item>
          <text:p text:style-name="P7">Sistema de control mide la tensión en el acumulador y saca de servicio <text:span text:style-name="T4">al sistema</text:span> cuando sea superior a 14 V. Se medirá entre un rango de 0 V a 15 V.</text:p>
          <text:p text:style-name="P7"/>
        </text:list-item>
        <text:list-item>
          <text:p text:style-name="P7">Sistema de control mide la corriente eléctrica en el acumulador y saca de servicio <text:span text:style-name="T4">al sistema</text:span> cuando sea superior a 100 A. <text:s/>Se medirá entre un rango de 0 A a 120 A.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02:05:08.616433824</meta:creation-date>
    <dc:date>2022-06-18T02:20:56.530739452</dc:date>
    <meta:editing-duration>PT11M54S</meta:editing-duration>
    <meta:editing-cycles>5</meta:editing-cycles>
    <meta:generator>LibreOffice/7.3.3.2$Linux_X86_64 LibreOffice_project/30$Build-2</meta:generator>
    <meta:document-statistic meta:table-count="0" meta:image-count="0" meta:object-count="0" meta:page-count="1" meta:paragraph-count="13" meta:word-count="226" meta:character-count="1207" meta:non-whitespace-character-count="996"/>
  </office:meta>
</office:document-meta>
</file>